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ubtitle">
      <style:text-properties fo:font-size="13pt" officeooo:rsid="00211bda" officeooo:paragraph-rsid="001d9ff5" style:font-size-asian="13pt" style:font-size-complex="13pt"/>
    </style:style>
    <style:style style:name="P2" style:family="paragraph" style:parent-style-name="Heading_20_1">
      <style:text-properties officeooo:paragraph-rsid="00180c8c"/>
    </style:style>
    <style:style style:name="P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4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</style:style>
    <style:style style:name="P5" style:family="paragraph" style:parent-style-name="Heading_20_1">
      <style:text-properties officeooo:paragraph-rsid="001ab261"/>
    </style:style>
    <style:style style:name="P6" style:family="paragraph" style:parent-style-name="Heading_20_2">
      <style:text-properties officeooo:rsid="001b722b" officeooo:paragraph-rsid="001b722b"/>
    </style:style>
    <style:style style:name="P7" style:family="paragraph" style:parent-style-name="Text_20_body">
      <style:text-properties officeooo:paragraph-rsid="001b722b"/>
    </style:style>
    <style:style style:name="P8" style:family="paragraph" style:parent-style-name="Heading_20_1">
      <style:text-properties officeooo:paragraph-rsid="001cce9e"/>
    </style:style>
    <style:style style:name="P9" style:family="paragraph" style:parent-style-name="Heading_20_2">
      <style:text-properties officeooo:paragraph-rsid="001cce9e"/>
    </style:style>
    <style:style style:name="P10" style:family="paragraph" style:parent-style-name="Text_20_body">
      <style:text-properties officeooo:paragraph-rsid="001cce9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tomatismes 3<text:span text:style-name="T1">e</text:span><text:span text:style-name="T1"/></text:p>
      <text:p text:style-name="P1">d’après le <text:a xlink:type="simple" xlink:href="https://www.education.gouv.fr/media/227316/download" text:style-name="Internet_20_link" text:visited-style-name="Visited_20_Internet_20_Link">projet de programme de cycle 4 de mai 2025</text:a></text:p>
      <text:h text:style-name="P2" text:outline-level="1">Nombres et calculs</text:h>
      <text:h text:style-name="Heading_20_2" text:outline-level="2">Nombres rationnels</text:h>
      <text:p text:style-name="Text_20_body">− Additionner, soustraire, multiplier et diviser des fractions.</text:p>
      <text:p text:style-name="Text_20_body">− Simplifier une fraction.</text:p>
      <text:h text:style-name="Heading_20_2" text:outline-level="2">Puissances</text:h>
      <text:p text:style-name="Text_20_body">− Puissances de 10 positives et négatives.</text:p>
      <text:p text:style-name="Text_20_body">− Notation scientifique.</text:p>
      <text:p text:style-name="Text_20_body">− Préfixes des puissances de 10 de nano à giga.</text:p>
      <text:p text:style-name="Text_20_body">− Produit et quotient de puissances de 10.</text:p>
      <text:h text:style-name="Heading_20_2" text:outline-level="2">Racine carrée</text:h>
      <text:p text:style-name="Text_20_body">− Donner les carrés des nombres entiers compris entre 1 et 12.</text:p>
      <text:h text:style-name="Heading_20_2" text:outline-level="2">Multiples et diviseurs</text:h>
      <text:p text:style-name="Text_20_body">− Factoriser un nombre.</text:p>
      <text:p text:style-name="Text_20_body">− Simplifier une fraction dont le numérateur et le dénominateur sont dans une même table de</text:p>
      <text:p text:style-name="Text_20_body">multiplication, par exemple 15/35 ; 63/14 .</text:p>
      <text:p text:style-name="Text_20_body">− Trouver un dénominateur commun à deux fractions pour les additionner, les soustraire ou les</text:p>
      <text:p text:style-name="Text_20_body">comparer.</text:p>
      <text:p text:style-name="Text_20_body">− Appliquer les critères de divisibilité par 2, 3, 5, 9</text:p>
      <text:h text:style-name="Heading_20_2" text:outline-level="2">Calcul littéral</text:h>
      <text:p text:style-name="Text_20_body">− Résoudre des équations du type 𝑎𝑥 = 𝑐, 𝑥 + 𝑏 = 𝑐, 𝑎𝑥 + 𝑏 = 𝑐.</text:p>
      <text:p text:style-name="Text_20_body">− Simplifier des expressions littérales.</text:p>
      <text:p text:style-name="Text_20_body">− Calculer la valeur d’une expression algébrique avec des puissances ou non.</text:p>
      <text:p text:style-name="Text_20_body">− Donner la nature d’une expression littérale : 3𝑥 + 2 est une somme, 5(𝑥+4) est un produit.</text:p>
      <text:p text:style-name="Text_20_body">− Développer et factoriser une expression simple.</text:p>
      <text:p text:style-name="Text_20_body">− Donner l’expression générale d’un nombre pair, d’un nombre impair.</text:p>
      <text:p text:style-name="Text_20_body"><text:soft-page-break/>− Prendre l’opposé d’une expression : savoir que −( 5 − 4𝑥) = −5 + 4𝑥.</text:p>
      <text:h text:style-name="P2" text:outline-level="1">Espace et géométrie</text:h>
      <text:h text:style-name="Heading_20_2" text:outline-level="2">Repérage sur une droite et dans le plan</text:h>
      <text:p text:style-name="Text_20_body">Automatismes</text:p>
      <text:p text:style-name="Text_20_body">− Placer sur une droite graduée un point dont l’abscisse est un nombre relatif.</text:p>
      <text:p text:style-name="Text_20_body">− Repérer un nombre relatif sur une droite graduée.</text:p>
      <text:p text:style-name="Text_20_body">− Dans le plan muni d’un repère orthogonal :</text:p>
      <text:p text:style-name="P3">• lire les coordonnées d’un point donné ;</text:p>
      <text:p text:style-name="P4">• placer un point de coordonnées données.</text:p>
      <text:h text:style-name="Heading_20_2" text:outline-level="2">Représentation de l’espace</text:h>
      <text:p text:style-name="Text_20_body">− Reconnaître des solides (pavé droit, cube, prisme droit, cylindre, pyramide, cône).</text:p>
      <text:p text:style-name="Text_20_body">− Connaître et utiliser les formules du volume d’une pyramide ou d’un cône.</text:p>
      <text:p text:style-name="Text_20_body">− Donner la nature d’une face d’une pyramide représentée en perspective cavalière.</text:p>
      <text:p text:style-name="Text_20_body">− Identifier les patrons de pyramides données (par exemple inscrites dans un cube).</text:p>
      <text:h text:style-name="Heading_20_2" text:outline-level="2">Triangles</text:h>
      <text:p text:style-name="Text_20_body">− Utiliser la propriété du triangle rectangle et de son cercle circonscrit.</text:p>
      <text:p text:style-name="Text_20_body">− Écrire l’égalité de Pythagore dans un triangle rectangle.</text:p>
      <text:p text:style-name="Text_20_body">− Utiliser la droite des milieux pour prouver que des droites sont parallèles, pour calculer une longueur, pour prouver qu’un point est le milieu d’un côté.</text:p>
      <text:h text:style-name="Heading_20_2" text:outline-level="2">Translations et vecteurs</text:h>
      <text:p text:style-name="Text_20_body">− Mobiliser les connaissances sur la symétrie axiale, le demi-tour, la translation, la rotation.</text:p>
      <text:h text:style-name="P5" text:outline-level="1">Organisation et gestion de données et probabilités</text:h>
      <text:h text:style-name="P6" text:outline-level="2">Statistiques</text:h>
      <text:p text:style-name="P7">− Calculer une moyenne.</text:p>
      <text:p text:style-name="P7">− Donner une médiane pour une série comportant un petit nombre de valeurs.</text:p>
      <text:p text:style-name="P7">− Calculer l’étendue d’une série.</text:p>
      <text:h text:style-name="P8" text:outline-level="1"><text:soft-page-break/>Proportionnalité, fonctions</text:h>
      <text:h text:style-name="P9" text:outline-level="2">Proportionnalité</text:h>
      <text:p text:style-name="P10">− Partager une somme en deux parts selon un certain ratio.</text:p>
      <text:p text:style-name="P10">− Partager une masse en trois parts selon un certain ratio.</text:p>
      <text:p text:style-name="P10">− Partager une somme entre deux personnes âgées de 20 et 30 ans proportionnellement à</text:p>
      <text:p text:style-name="P10">leur âge.</text:p>
      <text:p text:style-name="P10">− Calculer le nombre d’élèves demi-pensionnaires et le nombre d’élèves externes d’un</text:p>
      <text:p text:style-name="P10">collège sachant le nombre total d’élève et le pourcentage d’élèves demi-pensionnaires.</text:p>
      <text:p text:style-name="P10">− Calculer la distance réelle entre deux villes, connaissant la distance entre ces villes sur une</text:p>
      <text:p text:style-name="P10">carte routière dont l’échelle est connue.</text:p>
      <text:p text:style-name="P10">− Appliquer, dans des cas simples, une augmentation ou une diminution exprimée en</text:p>
      <text:p text:style-name="P10">pourcentages, en utilisant ou non le coefficient multiplicate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4:01:48.066993686</meta:creation-date>
    <dc:date>2025-10-29T16:02:50.665395409</dc:date>
    <meta:editing-duration>PT12M31S</meta:editing-duration>
    <meta:editing-cycles>7</meta:editing-cycles>
    <meta:generator>LibreOffice/25.8.1.1$Linux_X86_64 LibreOffice_project/580$Build-1</meta:generator>
    <meta:print-date>2025-10-29T15:51:26.165626987</meta:print-date>
    <meta:printed-by>Fichiers PDF</meta:printed-by>
    <meta:document-statistic meta:table-count="0" meta:image-count="0" meta:object-count="0" meta:page-count="3" meta:paragraph-count="64" meta:word-count="534" meta:character-count="3236" meta:non-whitespace-character-count="2766"/>
  </office:meta>
</office:document-meta>
</file>